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style:font-name="宋体" style:font-name-asian="宋体" style:font-name-complex="宋体" style:font-family-generic="modern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3.2291666666667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an_chang_pass_r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左前方-照片:[没有三角架]</text:p>
          </table:table-cell>
          <table:table-cell office:value-type="float" office:value="1869" table:style-name="ce1">
            <text:p>18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前方-照片:[车标不正确][没有三角架]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前方-照片:[车标不正确][车牌号不正确]</text:p>
          </table:table-cell>
          <table:table-cell office:value-type="float" office:value="38" table:style-name="ce1">
            <text:p>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前方-照片:[车标不正确][车牌号不正确][没有三角架]</text:p>
          </table:table-cell>
          <table:table-cell office:value-type="float" office:value="28" table:style-name="ce1">
            <text:p>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前方-照片:[车标数据信息暂缺][车牌号不正确]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前方-照片:[车标数据信息暂缺][车牌号不正确][没有三角架]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前方-照片:[车牌号不正确]</text:p>
          </table:table-cell>
          <table:table-cell office:value-type="float" office:value="149" table:style-name="ce1">
            <text:p>1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前方-照片:[车牌号不正确][没有三角架]</text:p>
          </table:table-cell>
          <table:table-cell office:value-type="float" office:value="83" table:style-name="ce1">
            <text:p>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3855" table:style-name="ce1">
            <text:p>3855</text:p>
          </table:table-cell>
          <table:table-cell office:value-type="float" office:value="0.63771712158808935" table:formula="of:=[.B9]/SUM([.B1:.B9])" table:style-name="ce2">
            <text:p>0.637717122</text:p>
          </table:table-cell>
          <table:table-cell office:value-type="string" table:style-name="ce3">
            <text:p>配置文件设置问题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右后方-照片:[没有三角架]</text:p>
          </table:table-cell>
          <table:table-cell office:value-type="float" office:value="284" table:style-name="ce1">
            <text:p>2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标不正确][没有三角架]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标不正确][车牌号不正确]</text:p>
          </table:table-cell>
          <table:table-cell office:value-type="float" office:value="82" table:style-name="ce1">
            <text:p>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标不正确][车牌号不正确][没有三角架]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标数据信息暂缺][没有三角架]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标数据信息暂缺][车牌号不正确]</text:p>
          </table:table-cell>
          <table:table-cell office:value-type="float" office:value="28" table:style-name="ce1">
            <text:p>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标数据信息暂缺][车牌号不正确][没有三角架]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牌号不正确]</text:p>
          </table:table-cell>
          <table:table-cell office:value-type="float" office:value="213" table:style-name="ce1">
            <text:p>2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-照片:[车牌号不正确][没有三角架]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后方照片:[没有三角架]</text:p>
          </table:table-cell>
          <table:table-cell office:value-type="float" office:value="16" table:style-name="ce1">
            <text:p>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374" table:style-name="ce1">
            <text:p>5374</text:p>
          </table:table-cell>
          <table:table-cell office:value-type="float" office:value="0.8897350993377483" table:formula="of:=[.B20]/SUM([.B10:.B20])" table:style-name="ce2">
            <text:p>0.8897350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车架号-照片:[车架号不正确]</text:p>
          </table:table-cell>
          <table:table-cell office:value-type="float" office:value="307" table:style-name="ce1">
            <text:p>3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408" table:style-name="ce1">
            <text:p>5408</text:p>
          </table:table-cell>
          <table:table-cell office:value-type="float" office:value="0.94628171478565182" table:formula="of:=[.B22]/SUM([.B21:.B22])" table:style-name="ce1">
            <text:p>0.946281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车厢内部-照片:[不是车厢内部照片]</text:p>
          </table:table-cell>
          <table:table-cell office:value-type="float" office:value="54" table:style-name="ce1">
            <text:p>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车厢内部-照片:[座位数不对]</text:p>
          </table:table-cell>
          <table:table-cell office:value-type="float" office:value="36" table:style-name="ce1">
            <text:p>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车厢内部-照片:[车厢内部有改装]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1149" table:style-name="ce1">
            <text:p>1149</text:p>
          </table:table-cell>
          <table:table-cell office:value-type="float" office:value="0.91773162939297126" table:formula="of:=[.B26]/SUM([.B23:.B26])" table:style-name="ce1">
            <text:p>0.9177316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安全带-照片:[没有安全带]</text:p>
          </table:table-cell>
          <table:table-cell office:value-type="float" office:value="275" table:style-name="ce1">
            <text:p>2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625" table:style-name="ce1">
            <text:p>5625</text:p>
          </table:table-cell>
          <table:table-cell office:value-type="float" office:value="0.95338983050847459" table:formula="of:=[.B28]/SUM([.B27:.B28])" table:style-name="ce1">
            <text:p>0.9533898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行驶证-照片:[行驶证发证日期不正确]</text:p>
          </table:table-cell>
          <table:table-cell office:value-type="float" office:value="139" table:style-name="ce1">
            <text:p>1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行驶证编号（条形码）不正确]</text:p>
          </table:table-cell>
          <table:table-cell office:value-type="float" office:value="525" table:style-name="ce1">
            <text:p>5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行驶证编号（条形码）不正确][行驶证发证日期不正确]</text:p>
          </table:table-cell>
          <table:table-cell office:value-type="float" office:value="51" table:style-name="ce1">
            <text:p>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车架号不正确]</text:p>
          </table:table-cell>
          <table:table-cell office:value-type="float" office:value="37" table:style-name="ce1">
            <text:p>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车架号不正确][行驶证发证日期不正确]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车架号不正确][行驶证编号（条形码）不正确]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车架号不正确][行驶证编号（条形码）不正确][行驶证发证日期不正确]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车牌号不正确]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车牌号不正确][行驶证发证日期不正确]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行驶证-照片:[车牌号不正确][行驶证编号（条形码）不正确][行驶证发证日期不正确]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4536" table:style-name="ce1">
            <text:p>4536</text:p>
          </table:table-cell>
          <table:table-cell office:value-type="float" office:value="0.85055315957247324" table:formula="of:=[.B39]/SUM([.B29:.B39])" table:style-name="ce2">
            <text:p>0.850553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交强险-照片:[检验日期不在保险有效期内]</text:p>
          </table:table-cell>
          <table:table-cell office:value-type="float" office:value="514" table:style-name="ce1">
            <text:p>5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交强险-照片:[检验日期不在保险有效期内][车架号不正确]</text:p>
          </table:table-cell>
          <table:table-cell office:value-type="float" office:value="59" table:style-name="ce1">
            <text:p>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交强险-照片:[检验日期不在保险有效期内][车架号不正确][没有印章]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交强险-照片:[车架号不正确]</text:p>
          </table:table-cell>
          <table:table-cell office:value-type="float" office:value="137" table:style-name="ce1">
            <text:p>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4445" table:style-name="ce1">
            <text:p>4445</text:p>
          </table:table-cell>
          <table:table-cell office:value-type="float" office:value="0.86010061919504643" table:formula="of:=[.B44]/SUM([.B40:.B44])" table:style-name="ce2">
            <text:p>0.8601006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检验报告-照片:[没有印章]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检验报告-照片:[没有签名]</text:p>
          </table:table-cell>
          <table:table-cell office:value-type="float" office:value="40" table:style-name="ce1">
            <text:p>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检验报告-照片:[没有签名][没有印章]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检验报告-照片:[车架号不正确]</text:p>
          </table:table-cell>
          <table:table-cell office:value-type="float" office:value="56" table:style-name="ce1">
            <text:p>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检验报告-照片:[车架号不正确][没有签名]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检验报告-照片:[车牌号不正确]</text:p>
          </table:table-cell>
          <table:table-cell office:value-type="float" office:value="24" table:style-name="ce1">
            <text:p>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检验报告-照片:[车牌号不正确][车架号不正确]</text:p>
          </table:table-cell>
          <table:table-cell office:value-type="float" office:value="60" table:style-name="ce1">
            <text:p>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检验报告-照片:[车牌号不正确][车架号不正确][没有印章]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698" table:style-name="ce1">
            <text:p>5698</text:p>
          </table:table-cell>
          <table:table-cell office:value-type="float" office:value="0.96773097826086951" table:formula="of:=[.B53]/SUM([.B45:.B53])" table:style-name="ce1">
            <text:p>0.9677309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牌证申请表-照片:[没有签名]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牌证申请表-照片:[车牌号不正确]</text:p>
          </table:table-cell>
          <table:table-cell office:value-type="float" office:value="188" table:style-name="ce1">
            <text:p>1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705" table:style-name="ce1">
            <text:p>5705</text:p>
          </table:table-cell>
          <table:table-cell office:value-type="float" office:value="0.9669491525423729" table:formula="of:=[.B56]/SUM([.B54:.B56])" table:style-name="ce1">
            <text:p>0.966949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尾气检测报告-照片:[没有印章]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尾气检测报告-照片:[没有印章][没有签名]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尾气检测报告-照片:[没有签名]</text:p>
          </table:table-cell>
          <table:table-cell office:value-type="float" office:value="382" table:style-name="ce1">
            <text:p>3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尾气检测报告-照片:[车架号不正确]</text:p>
          </table:table-cell>
          <table:table-cell office:value-type="float" office:value="29" table:style-name="ce1">
            <text:p>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尾气检测报告-照片:[车架号不正确][没有签名]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尾气检测报告-照片:[车牌号不正确]</text:p>
          </table:table-cell>
          <table:table-cell office:value-type="float" office:value="18" table:style-name="ce1">
            <text:p>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尾气检测报告-照片:[车牌号不正确][没有签名]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尾气检测报告-照片:[车牌号不正确][车架号不正确]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4521" table:style-name="ce1">
            <text:p>4521</text:p>
          </table:table-cell>
          <table:table-cell office:value-type="float" office:value="0.90965794768611674" table:formula="of:=[.B65]/SUM([.B57:.B65])" table:style-name="ce1">
            <text:p>0.9096579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左灯光工位-照片:[车灯未亮]</text:p>
          </table:table-cell>
          <table:table-cell office:value-type="float" office:value="51" table:style-name="ce1">
            <text:p>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灯光工位-照片:[车灯未亮][车牌号不正确]</text:p>
          </table:table-cell>
          <table:table-cell office:value-type="float" office:value="26" table:style-name="ce1">
            <text:p>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左灯光工位-照片:[车牌号不正确]</text:p>
          </table:table-cell>
          <table:table-cell office:value-type="float" office:value="514" table:style-name="ce1">
            <text:p>5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291" table:style-name="ce1">
            <text:p>5291</text:p>
          </table:table-cell>
          <table:table-cell office:value-type="float" office:value="0.89952397143828633" table:formula="of:=[.B69]/SUM([.B66:.B69])" table:style-name="ce2">
            <text:p>0.8995239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右灯光工位-照片:[车灯未亮]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灯光工位-照片:[车灯未亮][车牌号不正确]</text:p>
          </table:table-cell>
          <table:table-cell office:value-type="float" office:value="26" table:style-name="ce1">
            <text:p>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右灯光工位-照片:[车牌号不正确]</text:p>
          </table:table-cell>
          <table:table-cell office:value-type="float" office:value="509" table:style-name="ce1">
            <text:p>5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293" table:style-name="ce1">
            <text:p>5293</text:p>
          </table:table-cell>
          <table:table-cell office:value-type="float" office:value="0.90047635250085067" table:formula="of:=[.B73]/SUM([.B70:.B73])" table:style-name="ce1">
            <text:p>0.9004763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一轴制动工位-照片:[车牌号不正确]</text:p>
          </table:table-cell>
          <table:table-cell office:value-type="float" office:value="204" table:style-name="ce1">
            <text:p>2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一轴制动工位-照片:[车轮位置不对]</text:p>
          </table:table-cell>
          <table:table-cell office:value-type="float" office:value="814" table:style-name="ce1">
            <text:p>8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一轴制动工位-照片:[车轮位置不对][车牌号不正确]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4923" table:style-name="ce1">
            <text:p>4923</text:p>
          </table:table-cell>
          <table:table-cell office:value-type="float" office:value="0.82767316745124409" table:formula="of:=[.B77]/SUM([.B74:.B77])" table:style-name="ce2">
            <text:p>0.827673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二轴制动工位-照片:[车牌号不正确]</text:p>
          </table:table-cell>
          <table:table-cell office:value-type="float" office:value="193" table:style-name="ce1">
            <text:p>19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二轴制动工位-照片:[车轮位置不对]</text:p>
          </table:table-cell>
          <table:table-cell office:value-type="float" office:value="465" table:style-name="ce1">
            <text:p>4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二轴制动工位-照片:[车轮位置不对][车牌号不正确]</text:p>
          </table:table-cell>
          <table:table-cell office:value-type="float" office:value="18" table:style-name="ce1">
            <text:p>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5272" table:style-name="ce1">
            <text:p>5272</text:p>
          </table:table-cell>
          <table:table-cell office:value-type="float" office:value="0.8863483523873571" table:formula="of:=[.B81]/SUM([.B78:.B81])" table:style-name="ce2">
            <text:p>0.8863483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通过</text:p>
          </table:table-cell>
          <table:table-cell office:value-type="float" office:value="2272" table:style-name="ce1">
            <text:p>2272</text:p>
          </table:table-cell>
          <table:table-cell office:value-type="float" office:value="0.70690728064716868" table:formula="of:=[.B82]/SUM([.B82:.B83])" table:style-name="ce2">
            <text:p>0.7069072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驻车制动工位-照片:[车牌号不正确]</text:p>
          </table:table-cell>
          <table:table-cell office:value-type="float" office:value="942" table:style-name="ce1">
            <text:p>942</text:p>
          </table:table-cell>
          <table:table-cell table:number-columns-repeated="16382" table:style-name="ce1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ev.public</dc:creator>
    <dc:date>2018-09-26T09:20:38Z</dc:date>
    <meta:editing-cycles>2</meta:editing-cycles>
    <meta:editing-duration>PT407S</meta:editing-duration>
  </office:meta>
</office:document-meta>
</file>